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P1" style:family="paragraph" style:parent-style-name="code">
      <style:text-properties style:font-name="Nimbus Mono L" fo:font-weight="bold" style:font-weight-asian="bold" style:font-weight-complex="bold"/>
    </style:style>
    <style:style style:name="P2" style:family="paragraph" style:parent-style-name="Standard" style:list-style-name="L1"/>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text:a xlink:type="simple" xlink:href="#__RefHeading__3153_591435949" text:style-name="Internet_20_link" text:visited-style-name="Internet_20_link">1. </text:a>Zeiger<text:tab/>1</text:p>
          <text:p text:style-name="P3"><text:a xlink:type="simple" xlink:href="#__RefHeading__3155_591435949" text:style-name="Internet_20_link" text:visited-style-name="Internet_20_link">1.1. </text:a>Aufgabe: strcatdyn<text:tab/>1</text:p>
          <text:p text:style-name="P3"><text:a xlink:type="simple" xlink:href="#__RefHeading__1448_1366228486" text:style-name="Internet_20_link" text:visited-style-name="Internet_20_link">1.2. </text:a>Aufgabe: zerlegeInWorte: Zeile wortweise zerlegen <text:tab/>1</text:p>
          <text:p text:style-name="P3"><text:a xlink:type="simple" xlink:href="#__RefHeading__3026_591435949" text:style-name="Internet_20_link" text:visited-style-name="Internet_20_link">1.3. </text:a>Aufgabe: argc-complex <text:tab/>2</text:p>
        </text:index-body>
      </text:table-of-content>
      <text:h text:style-name="Heading_20_1" text:outline-level="1" text:restart-numbering="true" text:start-value="-1"><text:bookmark-start text:name="__RefHeading__3153_591435949"/>Zeiger<text:bookmark-end text:name="__RefHeading__3153_591435949"/></text:h>
      <text:h text:style-name="Heading_20_2" text:outline-level="2"><text:bookmark-start text:name="__RefHeading__3155_591435949"/>Aufgabe: strcatdyn<text:bookmark-end text:name="__RefHeading__3155_591435949"/></text:h>
      <text:p text:style-name="Standard">Schreiben Sie eine <text:span text:style-name="T2">Funktion</text:span> mit dem Namen <text:span text:style-name="T2">strcatdyn</text:span><text:span text:style-name="T2">()</text:span>, die die Zeiger auf zwei Zeichenketten entgegen nimmt. Die Funktion soll beide Zeichenketten hintereinander in einem von der Funktion dynamisch angelegten Speicherbereich kopieren und die Adresse auf den Beginn dieses Speicherbereichs zurückgeben. Im Fehlerfall soll ein Nullzeiger (NULL) zurückgeben werden. </text:p>
      <text:p text:style-name="Standard">Die Verwendung von Stringfunktionen (siehe string.h) ist erlaubt.</text:p>
      <text:p text:style-name="Standard"/>
      <text:p text:style-name="code">char* strcatdyn(const char* str1, const char* str2);</text:p>
      <text:p text:style-name="Text_20_body"/>
      <text:p text:style-name="Text_20_body">Erstellen Sie ein Testprogramm.</text:p>
      <text:h text:style-name="Heading_20_2" text:outline-level="2"><text:bookmark-start text:name="__RefHeading__1448_1366228486"/>Aufgabe: zerlegeInWorte: Zeile wortweise zerlegen <text:bookmark-end text:name="__RefHeading__1448_1366228486"/></text:h>
      <text:p text:style-name="Standard">Schreiben Sie eine <text:span text:style-name="T3">Funktion</text:span>, die eine übergebene Zeile, die auch Interpunktionszeichen, etc. enthalten darf, wortweise zerlegen kann. Diese Funktion soll die folgende Schnittstelle besitzen: </text:p>
      <text:p text:style-name="Standard"/>
      <text:p text:style-name="code">char* zerlegeInWorte( char** cp); </text:p>
      <text:p text:style-name="Standard"/>
      <text:p text:style-name="Standard">*cp ist dabei ein Zeiger auf die übergebene Textzeile. </text:p>
      <text:p text:style-name="Standard">Die Funktion liefert als Returnwert einen Zeiger auf den Anfang des nächsten Worts im String zurück oder NULL, falls kein Wort mehr vorhanden ist. </text:p>
      <text:p text:style-name="Standard"/>
      <text:p text:style-name="Standard">Darüber hinaus wird *cp derart verändert, dass es nach dem Funktionsaufruf <text:span text:style-name="T2">auf das erste Zeichen hinter dem gelesenen Wort zeigt</text:span>. Falls die Funktion den Wert NULL liefert, ist jedoch der Wert von *cp unerheblich. Der Inhalt der ursprünglichen Zeile darf in der Funktion nicht verändert werden! </text:p>
      <text:p text:style-name="Standard"/>
      <text:p text:style-name="Standard">Der Aufruf dieser Funktion könnte etwa wie folgt aussehen: </text:p>
      <text:p text:style-name="P1">char buf[1024], *bufp, *wordp;</text:p>
      <text:p text:style-name="P1">... </text:p>
      <text:p text:style-name="P1">gets(buf); <text:line-break/></text:p>
      <text:p text:style-name="P1">bufp = buf; </text:p>
      <text:p text:style-name="P1">while ( (wordp = zerlegeInWorte(&amp;bufp)) != NULL) {</text:p>
      <text:p text:style-name="P1"><text:tab/>printf("Wort &lt;%s&gt;\n", wordp); </text:p>
      <text:p text:style-name="P1"><text:tab/>printf("Rest of line &lt;%s&gt;\n", bufp);</text:p>
      <text:p text:style-name="P1">}</text:p>
      <text:p text:style-name="P1">printf("*** Ende des Zerlegens ***\n"); </text:p>
      <text:p text:style-name="Standard"/>
      <text:p text:style-name="Standard"><text:span text:style-name="T2">Hinweis</text:span><text:span text:style-name="T2">e</text:span><text:span text:style-name="T2">: </text:span><text:span text:style-name="T4">Es gibt eine Reihe von Zeichenklassifizier</text:span><text:span text:style-name="T4">ungsfunktionen</text:span><text:span text:style-name="T4"> (</text:span><text:span text:style-name="T4">man isalpha</text:span><text:span text:style-name="T4">). </text:span>Da die Eingabezeile nicht verändert werden darf, muss ein Puffer für ein Wort innerhalb der Funktion angelegt werden, in den dann das jeweilige Wort kopiert wird. Damit dieser Puffer über den <text:soft-page-break/>Aufruf der Funktion hinaus Bestand hat, ist er folgendermaßen zu definieren: <text:line-break/><text:span text:style-name="T2">static char tmpbuf[</text:span><text:span text:style-name="T2">1</text:span><text:span text:style-name="T2">2</text:span><text:span text:style-name="T2">8</text:span><text:span text:style-name="T2">];</text:span> <text:line-break/></text:p>
      <table:table table:name="Table1" table:style-name="Table1">
        <table:table-column table:style-name="Table1.A"/>
        <table:table-column table:style-name="Table1.B"/>
        <table:table-row>
          <table:table-cell table:style-name="Table1.A1" office:value-type="string">
            <text:p text:style-name="Table_20_Contents">*** zerlegeInWorte *** </text:p>
            <text:p text:style-name="Table_20_Contents">Enter Text? <text:span text:style-name="T2">ich bin da </text:span></text:p>
            <text:p text:style-name="Table_20_Contents">Word: &lt;<text:span text:style-name="T2">ich</text:span>&gt; </text:p>
            <text:p text:style-name="Table_20_Contents">Rest of line: &lt; bin da&gt; </text:p>
            <text:p text:style-name="Table_20_Contents">Word: &lt;<text:span text:style-name="T2">bin</text:span>&gt; </text:p>
            <text:p text:style-name="Table_20_Contents">Rest of line: &lt; da&gt; </text:p>
            <text:p text:style-name="Table_20_Contents">Word: &lt;<text:span text:style-name="T2">da</text:span>&gt; </text:p>
            <text:p text:style-name="Table_20_Contents">Rest of line: &lt;&gt;</text:p>
            <text:p text:style-name="Table_20_Contents">*** Ende des Zerlegens ***</text:p>
          </table:table-cell>
          <table:table-cell table:style-name="Table1.B1" office:value-type="string">
            <text:p text:style-name="Table_20_Contents">*** zerlegeInWorte *** </text:p>
            <text:p text:style-name="Table_20_Contents">Enter Text? <text:s text:c="2"/><text:span text:style-name="T2">,.ich, bin,. da </text:span></text:p>
            <text:p text:style-name="Table_20_Contents">Word: &lt;<text:span text:style-name="T2">ich</text:span>&gt; </text:p>
            <text:p text:style-name="Table_20_Contents">Rest of line: &lt;, bin,. da&gt; </text:p>
            <text:p text:style-name="Table_20_Contents">Word: &lt;<text:span text:style-name="T2">bin</text:span>&gt; </text:p>
            <text:p text:style-name="Table_20_Contents">Rest of line: &lt;,. da&gt; </text:p>
            <text:p text:style-name="Table_20_Contents">Word: &lt;<text:span text:style-name="T2">da</text:span>&gt; </text:p>
            <text:p text:style-name="Table_20_Contents">Rest of line: &lt;&gt; </text:p>
            <text:p text:style-name="Table_20_Contents">*** Ende des Zerlegens ***</text:p>
          </table:table-cell>
        </table:table-row>
      </table:table>
      <text:list xml:id="list4475552277288878851" text:style-name="L1">
        <text:list-header>
          <text:p text:style-name="P2"/>
        </text:list-header>
      </text:list>
      <text:p text:style-name="Standard"><text:span text:style-name="T2">Lerninhalte</text:span>: Arbeit mit Zeichenketten, Zeiger auf Zeichen.</text:p>
      <text:p text:style-name="Standard"><text:span text:style-name="Citation"><text:span text:style-name="T1"/></text:span></text:p>
      <text:h text:style-name="Heading_20_2" text:outline-level="2"><text:bookmark-start text:name="__RefHeading__3026_591435949"/>Aufgabe: argc-complex <text:bookmark-end text:name="__RefHeading__3026_591435949"/></text:h>
      <text:p text:style-name="Text_20_body">Das zu erstellende Programm argc-complex.exe soll auf folgende Weise aufgerufen werden: </text:p>
      <text:p text:style-name="Text_20_body">./argc-complex.exe 3.0+4.0i + 7.0+2.0i</text:p>
      <text:p text:style-name="Text_20_body">oder, wenn Leerzeichen verwendet werden</text:p>
      <text:p text:style-name="Text_20_body">./argc-complex.exe "3.0 + 4.0i" + "7.0 + 2.0i"</text:p>
      <text:p text:style-name="Text_20_body">folgende Operatoren sollen verwendet werden können: +, - , *, /</text:p>
      <text:p text:style-name="Text_20_body"/>
      <text:p text:style-name="Text_20_body">zudem sollen folgende Aufrufe möglich sein:</text:p>
      <text:p text:style-name="Text_20_body">./argc-complex.exe Re(3.0+4.0i)</text:p>
      <text:p text:style-name="Text_20_body">./argc-complex.exe Im(3.0+4.0i)</text:p>
      <text:p text:style-name="Text_20_body">./argc-complex.exe Conj(3.0+4.0i)</text:p>
      <text:p text:style-name="Text_20_body">./argc-complex.exe Betrag(3.0+4.0i)</text:p>
      <text:p text:style-name="Text_20_body"/>
      <text:p text:style-name="Text_20_body">Beachte: Auch hier soll, wenn ein Leerzeichen im Argument enthalten ist, das "-Zeichen verwendet werden.<text:line-break/><text:line-break/>./argc-complex.exe "Betrag( 3.0 + 4.0i )"</text:p>
      <text:p text:style-name="code"><text:span text:style-name="Citation"><text:span text:style-name="T1"><text:s/>Beispiel der Ausgabe, </text:span></text:span><text:span text:style-name="Citation"><text:span text:style-name="T1">wenn</text:span></text:span></text:p>
      <text:p text:style-name="code"><text:span text:style-name="Citation"><text:span text:style-name="T1"><text:s/>a <text:s text:c="11"/>= 5.0 + 6.0i</text:span></text:span></text:p>
      <text:p text:style-name="code"><text:span text:style-name="Citation"><text:span text:style-name="T1"><text:s/>b <text:s text:c="11"/>= -3.0 + 4.0i<text:line-break/></text:span></text:span></text:p>
      <text:p text:style-name="code"><text:span text:style-name="Citation"><text:span text:style-name="T1"><text:s/>Re(a) <text:s text:c="7"/>= 5.0</text:span></text:span></text:p>
      <text:p text:style-name="code"><text:span text:style-name="Citation"><text:span text:style-name="T1"><text:s/>Im(a) <text:s text:c="7"/>= 6.0</text:span></text:span></text:p>
      <text:p text:style-name="code"><text:span text:style-name="Citation"><text:span text:style-name="T1"><text:s/>b + a <text:s text:c="7"/>= 2.0 + 10.0i</text:span></text:span></text:p>
      <text:p text:style-name="code"><text:span text:style-name="Citation"><text:span text:style-name="T1"><text:s/>a - b <text:s text:c="7"/>= 8.0 + 2.0i</text:span></text:span></text:p>
      <text:p text:style-name="code"><text:span text:style-name="Citation"><text:span text:style-name="T1"><text:s/>a * b <text:s text:c="7"/>= -39.0 + 2.0i</text:span></text:span></text:p>
      <text:p text:style-name="code"><text:span text:style-name="Citation"><text:span text:style-name="T1"><text:s/>b * a <text:s text:c="7"/>= -39.0 + 2.0i</text:span></text:span></text:p>
      <text:p text:style-name="code"><text:span text:style-name="Citation"><text:span text:style-name="T1"><text:s/>a / b <text:s text:c="7"/>= 0.36 - 1.52i</text:span></text:span></text:p>
      <text:p text:style-name="code"><text:span text:style-name="Citation"><text:span text:style-name="T1"><text:s/>(a / b) * b <text:s/>= 5.0 + 6.0i</text:span></text:span></text:p>
      <text:p text:style-name="code"><text:span text:style-name="Citation"><text:span text:style-name="T1"><text:s/>conj(a) <text:s text:c="5"/>= 5.0 - 6.0i</text:span></text:span></text:p>
      <text:p text:style-name="code"><text:span text:style-name="Citation"><text:span text:style-name="T1"><text:s/></text:span></text:span><text:span text:style-name="Citation"><text:span text:style-name="T1">Betrag(</text:span></text:span><text:span text:style-name="Citation"><text:span text:style-name="T1">a</text:span></text:span><text:span text:style-name="Citation"><text:span text:style-name="T1">)</text:span></text:span><text:span text:style-name="Citation"><text:span text:style-name="T1"> <text:s text:c="3"/>= 7.810249675906654</text:span></text:span></text:p>
      <text:p text:style-name="Text_20_body"/>
      <text:p text:style-name="Text_20_body">Beachte:Erstellen und verwenden Sie einen Modul namens complex (complex.c u. complex.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02cm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199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margin-top="0cm" fo:margin-bottom="0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margin-top="0cm" fo:margin-bottom="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Aufgaben<text:tab/>Arbeitsunterlage</text:p>
      </style:header>
      <style:footer>
        <text:p text:style-name="Footer">Informatik<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3-02-08T22:35:52</meta:creation-date>
    <meta:editing-cycles>6</meta:editing-cycles>
    <meta:editing-duration>PT14H21M57S</meta:editing-duration>
    <dc:date>2013-02-23T01:31:40</dc:date>
    <meta:document-statistic meta:table-count="1" meta:image-count="0" meta:object-count="0" meta:page-count="2" meta:paragraph-count="75" meta:word-count="538" meta:character-count="3618"/>
    <dc:creator>Anton Hofmann</dc:creator>
    <meta:user-defined meta:name="Info 1"/>
    <meta:user-defined meta:name="Info 2"/>
    <meta:user-defined meta:name="Info 3"/>
    <meta:user-defined meta:name="Info 4"/>
    <meta:template xlink:type="simple" xlink:actuate="onRequest" xlink:title="arbeitsunterlage" xlink:href="../../../../../../../home/informatik/.config/libreoffice/3/user/template/arbeitsunterlage.ott" meta:date="2013-02-08T22:35:51"/>
  </office:meta>
</office:document-meta>
</file>